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462" officeooo:paragraph-rsid="0001a462"/>
    </style:style>
    <style:style style:name="P2" style:family="paragraph" style:parent-style-name="Standard">
      <style:text-properties fo:font-size="18pt" fo:font-weight="bold" officeooo:rsid="0001a462" officeooo:paragraph-rsid="0001a462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s rouge Donnée</text:p>
      <text:p text:style-name="P1"/>
      <text:p text:style-name="P1">INSERT INTO rubrique(Id_Rubrique,libelle_court,libelle,image)</text:p>
      <text:p text:style-name="P1">VALUES(1,"Percussion","liste des instruments à percussion (membranophones et idiophones)","percussion.png"),</text:p>
      <text:p text:style-name="P1">(2,"Corde","les instruments à cordes (frottées, pincées ou frappées)","corde.png"),</text:p>
      <text:p text:style-name="P1">(3,"Vent","les instruments à vent (cuivres et bois)","vent.png");</text:p>
      <text:p text:style-name="P1"/>
      <text:p text:style-name="P1">INSERT INTO sous_rubrique(Id_sous_rubrique,libelle_court,libelle,image,Id_Rubrique)</text:p>
      <text:p text:style-name="P1">VALUES (1,"Les membranophones","La famille d’instruments des membranophones.","percussionM.png",1),</text:p>
      <text:p text:style-name="P1">(2,"Les idiophones","La famille des idiophones.","percussionI.png",1),</text:p>
      <text:p text:style-name="P1">(3,"Les cordes frottées","Dans cette famille, on a le violon, l’alto, le violoncelle.","cordesF.png",2),</text:p>
      <text:p text:style-name="P1">(4,"Les cordes pincées","Dans cette famille, on a par exemple la basse, la guitare.","cordesP.png",2),</text:p>
      <text:p text:style-name="P1">(5,"Les cordes frappées","La famille des cordes frappées, les cordes sont frappées soit manuellement soit mécaniquement.","cordesFrap.png",2),</text:p>
      <text:p text:style-name="P1">(6,"Les cuivres","La famille des cuivres regroupe les instruments comme le trombone, la trompette à pistons, le tuba.","cuivres.png",3),</text:p>
      <text:p text:style-name="P1">(7,"Les bois","Parmi les bois, on connaît bien le saxophone, la clarinette, le basson.","bois.png",3);</text:p>
      <text:p text:style-name="P1"/>
      <text:p text:style-name="P1">INSERT INTO article(Id_article,libelle_court,libelle,image,prix_HT,Id_sous_rubrique)</text:p>
      <text:p text:style-name="P1">VALUES (1,"Tambourin","Diamètre: 10\" Corps en bois Peau naturelle clouée (non accordable) 9 paires de cymbalette","tambourin.png",11.90,1),</text:p>
      <text:p text:style-name="P1">(2,"Timbale","Fût parabolique en fibre de verre, Pédale d'accordage fixe, Accordage fin.","timbale.png",2100.90,1),</text:p>
      <text:p text:style-name="P1">(3,"Djembé","Modèle 38241095, Hauteur: env. 500 mm, Diamètre: 240-260 mm, Fût en acajou, Peau de chèvre naturelle","djembe.png",70.99,1),</text:p>
      <text:p text:style-name="P1">(4,"Xylophone","Format de table, 3 octaves, Tessiture: Do5 - Do8, La = 442 Hz, Cadre en bois","xylophone.png",298.99,2),</text:p>
      <text:p text:style-name="P1">(5,"Carillons tubulaires","1 1/2 octave, Tessiture: Do5 - Fa6, La = 442 Hz, Tubes standards 1,25\"","carillons.png",5499.00,2),</text:p>
      <text:p text:style-name="P1">(6,"Triangle","Triangle 15cm, Batte incl.","triangle.png",5499.00,2),</text:p>
      <text:p text:style-name="P1">(7,"Contrebasse","Fabriquée en Europe, Table en épicéa massif, Fond bombé en érable massif, Touche ronde en ébène","contrebasse.png",2490.00,3),</text:p>
      <text:p text:style-name="P1">(8,"Violoncelle","Table et fond en contreplaqué, Manche en érable, Touche en érable teinté noir","violoncelle.png",410.49,3),</text:p>
      <text:p text:style-name="P1">(9,"Violon","Set bon marché comprenant un violon étudiant, un archet et un étui, Table en épicéa massif","violon.png",70.00,3),</text:p>
      <text:p text:style-name="P1">(10,"Harpe","29 cordes, Tessiture: Sol3 - Sol, Corps et cadre en hêtre, Leviers de demi-ton","harpe.png",550.00,4),</text:p>
      <text:p text:style-name="P1">(11,"Harpe celtique","36 cordes, 31 leviers de demi-ton, Tessiture: Do1 - Do6,Corps en frêne","harpeC.png",550.00,4),</text:p>
      <text:p text:style-name="P1">(12,"Ukulélé","Electro-acoustique, Série Custom Line Kahuna, Pan coupé, Corps en acacia","ukulele.png",111.15,4),</text:p>
      <text:p text:style-name="P1">(13,"Piano numérique","Avec accompagnement automatique, 88 touches lestées, Mécanique à marteaux, 500 sons","pianoNum.png",555.55,5),</text:p>
      <text:p text:style-name="P1">(14,"Piano droit","Equipé du système Aures,Mécanique Millennium III avec pièces en carbone ABS, Pupitre de 100 cm","pianoDroit.png",13100.90,5),</text:p>
      <text:p text:style-name="P1">(15,"Piano à queue","Mécanique Millennium III avec pièces en ABS Styran, Pédale sostenuto, Têtes des marteaux avec feutre","pianoAQue.png",10100.99,5),</text:p>
      <text:p text:style-name="P1">(16,"Tuba","Modèle \"Student\", Tuba 4/4 compact, 4 palettes, Rotules","Tuba.png",1800.99,6),</text:p>
      <text:p text:style-name="P1"><text:soft-page-break/>(17,"Trompette","Branche d'embouchure en laiton doré, Pistons en acier inoxydable, Perce: ML","Trompette.png",149.99,6),</text:p>
      <text:p text:style-name="P1">(18,"Trombone","Corps en laiton, Perce ML: 12,2 mm, Diamètre du pavillon: 205 mm","Trombone.png",189.99,6),</text:p>
      <text:p text:style-name="P1">(19,"Saxophone","Clé de Fa avant, Clé de Fa# aigu, Corps, bocal et clétage en laiton","Saxophone.png",555.55,7),</text:p>
      <text:p text:style-name="P1">(20,"Clarinette","Nouvelle version améliorée, En grenadille, Système allemand","Clarinette.png",889.99,7),</text:p>
      <text:p text:style-name="P1">(21,"Flûte traversière","Tête, corps et mécanique en maillechort argenté, Mi mécanique, Plateaux creux","Clarinette.png",169.69,7);</text:p>
      <text:p text:style-name="P1"/>
      <text:p text:style-name="P1">INSERT INTO `fournit`(`numéro_fournisseur`, `Id_article`)</text:p>
      <text:p text:style-name="P1">VALUES ('272-06-5061',1),</text:p>
      <text:p text:style-name="P1">('314-44-1522',2),</text:p>
      <text:p text:style-name="P1">('431-40-3894',3),</text:p>
      <text:p text:style-name="P1">('467-98-9455',4),</text:p>
      <text:p text:style-name="P1">('490-14-2726',5),</text:p>
      <text:p text:style-name="P1">('663-72-8566',6),</text:p>
      <text:p text:style-name="P1">('706-78-5806',7),</text:p>
      <text:p text:style-name="P1">('750-35-0406',8),</text:p>
      <text:p text:style-name="P1">('801-59-9912',9),</text:p>
      <text:p text:style-name="P1">('865-64-9469',10),</text:p>
      <text:p text:style-name="P1">('272-06-5061',11),</text:p>
      <text:p text:style-name="P1">('314-44-1522',12),</text:p>
      <text:p text:style-name="P1">('431-40-3894',13),</text:p>
      <text:p text:style-name="P1">('467-98-9455',14),</text:p>
      <text:p text:style-name="P1">('490-14-2726',15),</text:p>
      <text:p text:style-name="P1">('663-72-8566',16),</text:p>
      <text:p text:style-name="P1">('706-78-5806',17),</text:p>
      <text:p text:style-name="P1">('750-35-0406',18),</text:p>
      <text:p text:style-name="P1">('801-59-9912',19),</text:p>
      <text:p text:style-name="P1">('865-64-9469',20),</text:p>
      <text:p text:style-name="P1">('272-06-5061',21);</text:p>
      <text:p text:style-name="P1"/>
      <text:p text:style-name="P1">INSERT INTO `personnel`(`matricule_personnel`, `nom`, `prenom`, `adresse`, `téléphone`, `mail`, `mot_de_passe`, `service`, `role`, `code_postal`) </text:p>
      <text:p text:style-name="P1">VALUES ('ZDE-4568-AZE','ESCOBAR','Pablo','9 rue des coques','07/01/02/52/87','pablo.escobar@village_green.com','1Traf1que','DIRECTION','CHEF','84550'),</text:p>
      <text:p text:style-name="P1">('FED-4868-FES','ALCAPONE','Pedro','4 rue des lilas','07/15/82/72/89','pedro.alcapone@village_green.com','M1tra1lette','COMMERCIAL','CHEF','84450'),</text:p>
      <text:p text:style-name="P1">('MAX-6858-LUX','LICORNE','Magalax','13 rue des arc-en-ciel','09/12/40/89/69','magalax.licorne@village_green.com','M@tr@que','GESTION','CHEF','84450'),</text:p>
      <text:p text:style-name="P1">('POP-0088-POP','POPO','Eric',' 67 rue des déchets','07/18/69/71/29','eric.popo@village_green.com','1KaKa00','COMMERCIAL','EMPLOYER','84450'),</text:p>
      <text:p text:style-name="P1">('UNK-0000-NOW','UNKNOW','Aline','1 allée de la plage','07/15/82/72/89',<text:a xlink:type="simple" xlink:href="mailto:'aline.unknow@village_green.com" text:style-name="Internet_20_link" text:visited-style-name="Visited_20_Internet_20_Link">'aline.unknow@village_green.com</text:a>','JeSa1sPas','COMMERCIAL','EMPLOYER','84482');</text:p>
      <text:p text:style-name="P1"/>
      <text:p text:style-name="P1"><text:soft-page-break/>INSERT INTO `utilisateur`(`Id_utilisateur`, `nom`, `prénom`, `adresse`, `code_postal`, `pays`, `ville`, `Téléphone`, `mail`, `mot_de_passe`, `reduction`) VALUES (1,'DUPONT','Marc','9 rue des pont','80090','FRANCE','AMIENS','06/12/69/85/12','marc.dupont@gmail.com','1Tunnel',10.00),</text:p>
      <text:p text:style-name="P1">(2,'DUPOND','Marie','94 rue des porc-épique','85090','FRANCE','DOUX','06/14/71/47/58','marie.dupond@gmail.fr','1Vortex',5.00),</text:p>
      <text:p text:style-name="P1">(3,'CAP','Cesar','45 rue des laurier','84090','FRANCE','AMER','06/17/32/47/63','cesar.cap@hotmail.fr','2Gaulois',30.00),</text:p>
      <text:p text:style-name="P1">(4,'INCONNU','Didier','9 rue des impasses','90000','FRANCE','PARTER','06/10/80/00/00','didier.inconnu@gmail.com','1Connu',2.00),</text:p>
      <text:p text:style-name="P1">(5,'Bella','Belle','90 rue des champs','60000','FRANCE','ROSE','06/18/50/77/88',<text:a xlink:type="simple" xlink:href="mailto:'belle.bella@gmail.fr" text:style-name="Internet_20_link" text:visited-style-name="Visited_20_Internet_20_Link">'belle.bella@gmail.fr</text:a>','1Bgelle',12.00);</text:p>
      <text:p text:style-name="P1"/>
      <text:p text:style-name="P1">INSERT INTO `gere`(`Id_article`, `matricule_personnel`) </text:p>
      <text:p text:style-name="P1">VALUES (1,'MAX-6858-LUX'),</text:p>
      <text:p text:style-name="P1">(2,'MAX-6858-LUX'),</text:p>
      <text:p text:style-name="P1">(3,'MAX-6858-LUX'),</text:p>
      <text:p text:style-name="P1">(4,'MAX-6858-LUX'),</text:p>
      <text:p text:style-name="P1">(5,'MAX-6858-LUX'),</text:p>
      <text:p text:style-name="P1">(6,'MAX-6858-LUX'),</text:p>
      <text:p text:style-name="P1">(7,'MAX-6858-LUX'),</text:p>
      <text:p text:style-name="P1">(8,'MAX-6858-LUX'),</text:p>
      <text:p text:style-name="P1">(9,'MAX-6858-LUX'),</text:p>
      <text:p text:style-name="P1">(10,'MAX-6858-LUX'),</text:p>
      <text:p text:style-name="P1">(11,'MAX-6858-LUX'),</text:p>
      <text:p text:style-name="P1">(12,'MAX-6858-LUX'),</text:p>
      <text:p text:style-name="P1">(13,'MAX-6858-LUX'),</text:p>
      <text:p text:style-name="P1">(14,'MAX-6858-LUX'),</text:p>
      <text:p text:style-name="P1">(15,'MAX-6858-LUX'),</text:p>
      <text:p text:style-name="P1">(16,'MAX-6858-LUX'),</text:p>
      <text:p text:style-name="P1">(17,'MAX-6858-LUX'),</text:p>
      <text:p text:style-name="P1">(18,'MAX-6858-LUX'),</text:p>
      <text:p text:style-name="P1">(19,'MAX-6858-LUX'),</text:p>
      <text:p text:style-name="P1">(20,'MAX-6858-LUX'),</text:p>
      <text:p text:style-name="P1">(21,'MAX-6858-LUX');</text:p>
      <text:p text:style-name="P1"/>
      <text:p text:style-name="P1">INSERT INTO `encadre`(`Id_utilisateur`, `matricule_personnel`) </text:p>
      <text:p text:style-name="P1">VALUES (1,'UNK-0000-NOW'),</text:p>
      <text:p text:style-name="P1">(2,'POP-0088-POP'),</text:p>
      <text:p text:style-name="P1">(3,'UNK-0000-NOW'),</text:p>
      <text:p text:style-name="P1">(4,'POP-0088-POP'),</text:p>
      <text:p text:style-name="P1">(5,'UNK-0000-NOW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0:11:30.316277273</meta:creation-date>
    <dc:date>2024-04-30T13:56:26.954599245</dc:date>
    <meta:editing-duration>PT3H44M5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3" meta:paragraph-count="96" meta:word-count="516" meta:character-count="6558" meta:non-whitespace-character-count="6135"/>
  </office:meta>
</office:document-meta>
</file>